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Georgia" svg:font-family="Georgia"/>
  </office:font-face-decls>
  <office:automatic-styles>
    <style:style style:name="P1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Georgia" fo:font-size="14.0pt"/>
    </style:style>
    <style:style style:name="P2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  <style:tab-stop style:position="2.1994in"/>
        </style:tab-stops>
      </style:paragraph-properties>
      <style:text-properties style:font-name="Georgia" fo:font-size="14.0pt"/>
    </style:style>
    <style:style style:name="T1" style:family="text">
      <style:text-properties style:text-position="sub 100%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</text:list-style>
  </office:automatic-styles>
  <office:body>
    <office:text>
      <text:list text:style-name="L1">
        <text:list-item>
          <text:p text:style-name="P1">spiegare perché si definisce “corto circuito virtuale” l'ingresso di un amplificatore operazionale e descrivere i limiti di validità.</text:p>
        </text:list-item>
        <text:list-item>
          <text:p text:style-name="P1">disegnare il circuito di un flip-flop SR sincrono in tecnologia NMOS.</text:p>
        </text:list-item>
        <text:list-item>
          <text:p text:style-name="P1">disegnare il circuito di un raddrizzatore con filtro capacitivo, e spiegarne il funzionamento.</text:p>
        </text:list-item>
        <text:list-item>
          <text:p text:style-name="P1">dimostrare che il prodotto banda x guadagno di un amplificatore controreazionato è costante.</text:p>
        </text:list-item>
        <text:list-item>
          <text:p text:style-name="P1">definire, sulle caratteristiche di uscita, le zone di funzionamento di un transistore NMOS a svuotamento, esplicitandone le reazioni corrente-tensione.</text:p>
        </text:list-item>
        <text:list-item>
          <text:p text:style-name="P1">commentare il dimensionamento geometrico dei due transistori in un inverter CMOS.</text:p>
        </text:list-item>
        <text:list-item>
          <text:p text:style-name="P1">specificare la condizione di piccolo segnale per un amplificatore a transistore bipolare.</text:p>
        </text:list-item>
        <text:list-item>
          <text:p text:style-name="P1">circuito e funzionamento dell'integratore invertente con amplificatore operazionale.</text:p>
        </text:list-item>
        <text:list-item>
          <text:p text:style-name="P1">potenza dissipata, statica e dinamica, di un inverter CMOS.</text:p>
        </text:list-item>
        <text:list-item>
          <text:p text:style-name="P1">quale delle due configurazioni dell'amplificatore operazionale (invertente o non invertente) è più adatta per un amplificatore di tensione e perché?</text:p>
        </text:list-item>
        <text:list-item>
          <text:p text:style-name="P1">schema di una porta logica NAND e NOR in tecnologia CMOS: confronto in termini di occupazione di area.</text:p>
        </text:list-item>
        <text:list-item>
          <text:p text:style-name="P1">schema e funzionamento di un circuito derivatore con amplificatore operazionale.</text:p>
        </text:list-item>
        <text:list-item>
          <text:p text:style-name="P1">calcolare il guadagno di tensione per piccoli segnali di un amplificatore NMOS con carico a svuotamento.</text:p>
        </text:list-item>
        <text:list-item>
          <text:p text:style-name="P2">determinare il parametro di transconduttanza g<text:span text:style-name="T1">m</text:span><text:s/>di un transistore NMOS ad arricchimento.</text:p>
        </text:list-item>
        <text:list-item>
          <text:p text:style-name="P1">calcolare i margini di rumore di un inverter logico CMOS.</text:p>
        </text:list-item>
        <text:list-item>
          <text:p text:style-name="P1">consumo di potenza in un inverter CMOS.</text:p>
        </text:list-item>
        <text:list-item>
          <text:p text:style-name="P1">disegnare il circuito logico del flip-flop SR, quindi implementarlo in tecnologia CMOS e spiegarne il funzionamento.</text:p>
        </text:list-item>
        <text:list-item>
          <text:p text:style-name="P1">disegnare il circuito di un generatore d'onda triangolare e illustrarne il principio di funzionamento.</text:p>
        </text:list-item>
        <text:list-item>
          <text:p text:style-name="P1">ricavare l'espressione del parametro di transconduttanza per piccoli segnali g<text:span text:style-name="T1">m</text:span><text:s/>del transistor MOS a partire dal modello per grandi segnali.</text:p>
        </text:list-item>
        <text:list-item>
          <text:p text:style-name="P1">disegnare il circuito di un inverter CMOS e commentare il dimensionamento geometrico dei due transistori.</text:p>
        </text:list-item>
        <text:list-item>
          <text:p text:style-name="P1">disegnare uno stadio di amplificazione a collettore comune e calcolarne i parametri di amplificazione A<text:span text:style-name="T1">v</text:span>, R<text:span text:style-name="T1">I</text:span>, R<text:span text:style-name="T1">o</text:span>.</text:p>
        </text:list-item>
        <text:list-item>
          <text:p text:style-name="P1">cos'è l'”effetto body” in un transistor MOS e come si modifica il circuito equivalente per piccoli segnali.</text:p>
        </text:list-item>
        <text:list-item>
          <text:p text:style-name="P1">disegnare un inverter CMOS, confrontare fra loro i tempi di ritardo H-L e L-H utilizzando il luogo dei punti di lavoro del circuito nelle due commutazioni.</text:p>
        </text:list-item>
        <text:list-item>
          <text:p text:style-name="P1">definire i margini di rumore alto e basso di un inverter logico.</text:p>
        </text:list-item>
        <text:list-item>
          <text:p text:style-name="P1">determinare i parametri del circuito equivalente “rete due porte” (impedenze di ingresso e di uscita e funzione di trasferimento) di un amplificatore con operazionale in configurazione invertente.</text:p>
        </text:list-item>
        <text:list-item>
          <text:p text:style-name="P1">definire le caratteristiche della rete due porte equivalente di un amplificatore con controreazione “parallelo-serie”.</text:p>
        </text:list-item>
        <text:list-item>
          <text:p text:style-name="P1">margini di rumore alto e basso di un inverter logico CMOS, definizione e schema di calcolo per la determinazione delle tensioni caratteristiche.</text:p>
        </text:list-item>
        <text:list-item>
          <text:p text:style-name="P1">tempi di commutazione di un inverter logico CMOS, definizione e calcolo.</text:p>
        </text:list-item>
        <text:list-item>
          <text:p text:style-name="P1">schema circuitale e principio di funzionamento di un integratore con amplificatore operazionale.</text:p>
        </text:list-item>
        <text:list-item>
          <text:p text:style-name="P1">schema circuitale e principio di funzionamento di un multivibratore astabile con amplificatore operazionale.</text:p>
        </text:list-item>
        <text:list-item>
          <text:p text:style-name="P1">determinare la transcaratteristica di un amplificatore NMOS con carico a svuotamento e calcolarne l'amplificazione per piccoli segnali.</text:p>
        </text:list-item>
        <text:list-item>
          <text:p text:style-name="P1">quale configurazione fondamentale della controreazione è utilizzata in circuiti inseguitori di tensione, e perché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3.16</meta:generator>
    <meta:initial-creator>hysteria </meta:initial-creator>
  </office:meta>
</office:document-meta>
</file>